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09000033F700004F967B93EAD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4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5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7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105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5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0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1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5" style:family="table-cell" style:parent-style-name="Default" style:data-style-name="N1010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7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0107">
      <style:table-cell-properties fo:padding="0.071cm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4" style:family="table-cell" style:parent-style-name="Default" style:data-style-name="N10107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6" style:family="table-cell" style:parent-style-name="Default">
      <style:table-cell-properties fo:background-color="transparent" fo:padding="0.071cm"/>
    </style:style>
    <style:style style:name="ce67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107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">
      <style:table-cell-properties fo:padding="0.071cm"/>
    </style:style>
    <style:style style:name="ce7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10105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0105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0105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">
          <table:error-message table:message-type="stop" table:display="true"/>
        </table:content-validation>
        <table:content-validation table:name="val5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6" table:condition="of:cell-content-is-in-list([$Data.$AN$6:.$AN$18])" table:allow-empty-cell="true" table:display-list="unsorted" table:base-cell-address="Data.F10">
          <table:error-message table:message-type="stop" table:display="true"/>
        </table:content-validation>
        <table:content-validation table:name="val7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8" table:condition="of:cell-content-is-in-list([$Data.$AO$6:.$AO$18])" table:allow-empty-cell="true" table:display-list="unsorted" table:base-cell-address="Data.G10">
          <table:error-message table:message-type="stop" table:display="true"/>
        </table:content-validation>
        <table:content-validation table:name="val9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.803cm" table:end-y="0.424cm" draw:z-index="0" draw:name="Picture 15" draw:style-name="gr1" draw:text-style-name="P1" svg:width="14.799cm" svg:height="21.095cm" svg:x="0cm" svg:y="0.071cm">
              <draw:image xlink:href="Pictures/20000009000033F700004F967B93EAD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Custom software projects dashboard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1723" calcext:value-type="float">
            <text:p>25-mar-14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 office:value-type="string" calcext:value-type="string">
            <text:p>Student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 office:value-type="string" calcext:value-type="string">
            <text:p>Student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 office:value-type="string" calcext:value-type="string">
            <text:p>Student3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 office:value-type="string" calcext:value-type="string">
            <text:p>Student4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3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983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60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float" office:value="41723" calcext:value-type="float">
            <text:p>25-mar-14</text:p>
          </table:table-cell>
          <table:table-cell table:style-name="ce43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4" table:formula="of:=IF([.H5]=&quot;&quot;;&quot; &quot;;CHOOSE(WEEKDAY([.H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4" table:formula="of:=IF([.I5]=&quot;&quot;;&quot; &quot;;CHOOSE(WEEKDAY([.I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4" table:formula="of:=IF([.J5]=&quot;&quot;;&quot; &quot;;CHOOSE(WEEKDAY([.J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4" table:formula="of:=IF([.K5]=&quot;&quot;;&quot; &quot;;CHOOSE(WEEKDAY([.K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4" table:formula="of:=IF([.L5]=&quot;&quot;;&quot; &quot;;CHOOSE(WEEKDAY([.L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4" table:formula="of:=IF([.M5]=&quot;&quot;;&quot; &quot;;CHOOSE(WEEKDAY([.M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N5]=&quot;&quot;;&quot; &quot;;CHOOSE(WEEKDAY([.N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O5]=&quot;&quot;;&quot; &quot;;CHOOSE(WEEKDAY([.O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P5]=&quot;&quot;;&quot; &quot;;CHOOSE(WEEKDAY([.P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Q5]=&quot;&quot;;&quot; &quot;;CHOOSE(WEEKDAY([.Q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R5]=&quot;&quot;;&quot; &quot;;CHOOSE(WEEKDAY([.R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S5]=&quot;&quot;;&quot; &quot;;CHOOSE(WEEKDAY([.S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T5]=&quot;&quot;;&quot; &quot;;CHOOSE(WEEKDAY([.T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U5]=&quot;&quot;;&quot; &quot;;CHOOSE(WEEKDAY([.U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V5]=&quot;&quot;;&quot; &quot;;CHOOSE(WEEKDAY([.V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W5]=&quot;&quot;;&quot; &quot;;CHOOSE(WEEKDAY([.W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X5]=&quot;&quot;;&quot; &quot;;CHOOSE(WEEKDAY([.X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Y5]=&quot;&quot;;&quot; &quot;;CHOOSE(WEEKDAY([.Y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Z5]=&quot;&quot;;&quot; &quot;;CHOOSE(WEEKDAY([.Z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A5]=&quot;&quot;;&quot; &quot;;CHOOSE(WEEKDAY([.AA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B5]=&quot;&quot;;&quot; &quot;;CHOOSE(WEEKDAY([.AB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C5]=&quot;&quot;;&quot; &quot;;CHOOSE(WEEKDAY([.AC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D5]=&quot;&quot;;&quot; &quot;;CHOOSE(WEEKDAY([.AD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4" table:formula="of:=IF([.AE5]=&quot;&quot;;&quot; &quot;;CHOOSE(WEEKDAY([.AE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63"/>
          <table:table-cell table:number-columns-repeated="992"/>
        </table:table-row>
        <table:table-row table:style-name="ro4">
          <table:table-cell table:style-name="ce31" table:number-columns-repeated="7"/>
          <table:table-cell table:style-name="ce55" table:formula="of:=[$Config.B9]" office:value-type="float" office:value="41723" calcext:value-type="float">
            <text:p>25-mar</text:p>
          </table:table-cell>
          <table:table-cell table:style-name="ce55" table:formula="of:=IF(AND([.H5]&lt;dia.lab([.$D$4];[.$E$4])-1;[.H5]&lt;&gt;0);dia.lab([.H5];1;[$Config.$D$14:.$D$25]);&quot;&quot;)" office:value-type="float" office:value="41724" calcext:value-type="float">
            <text:p>26-mar</text:p>
          </table:table-cell>
          <table:table-cell table:style-name="ce55" table:formula="of:=IF(AND([.I5]&lt;dia.lab([.$D$4];[.$E$4])-1;[.I5]&lt;&gt;0);dia.lab([.I5];1;[$Config.$D$14:.$D$25]);&quot;&quot;)" office:value-type="float" office:value="41725" calcext:value-type="float">
            <text:p>27-mar</text:p>
          </table:table-cell>
          <table:table-cell table:style-name="ce55" table:formula="of:=IF(AND([.J5]&lt;dia.lab([.$D$4];[.$E$4])-1;[.J5]&lt;&gt;0);dia.lab([.J5];1;[$Config.$D$14:.$D$25]);&quot;&quot;)" office:value-type="float" office:value="41726" calcext:value-type="float">
            <text:p>28-mar</text:p>
          </table:table-cell>
          <table:table-cell table:style-name="ce55" table:formula="of:=IF(AND([.K5]&lt;dia.lab([.$D$4];[.$E$4])-1;[.K5]&lt;&gt;0);dia.lab([.K5];1;[$Config.$D$14:.$D$25]);&quot;&quot;)" office:value-type="float" office:value="41729" calcext:value-type="float">
            <text:p>31-mar</text:p>
          </table:table-cell>
          <table:table-cell table:style-name="ce55" table:formula="of:=IF(AND([.L5]&lt;dia.lab([.$D$4];[.$E$4])-1;[.L5]&lt;&gt;0);dia.lab([.L5];1;[$Config.$D$14:.$D$25]);&quot;&quot;)" office:value-type="string" office:string-value="#NOMBRE?" calcext:value-type="error">
            <text:p>#NOMBRE?</text:p>
          </table:table-cell>
          <table:table-cell table:style-name="ce55" table:formula="of:=IF(AND([.M5]&lt;dia.lab([.$D$4];[.$E$4])-1;[.M5]&lt;&gt;0);dia.lab([.M5];1;[$Config.$D$14:.$D$25]);&quot;&quot;)" office:value-type="string" office:string-value="#NOMBRE?" calcext:value-type="error">
            <text:p>#NOMBRE?</text:p>
          </table:table-cell>
          <table:table-cell table:style-name="ce55" table:formula="of:=IF(AND([.N5]&lt;dia.lab([.$D$4];[.$E$4])-1;[.N5]&lt;&gt;0);dia.lab([.N5];1;[$Config.$D$14:.$D$25]);&quot;&quot;)" office:value-type="string" office:string-value="#NOMBRE?" calcext:value-type="error">
            <text:p>#NOMBRE?</text:p>
          </table:table-cell>
          <table:table-cell table:style-name="ce55" table:formula="of:=IF(AND([.O5]&lt;dia.lab([.$D$4];[.$E$4])-1;[.O5]&lt;&gt;0);dia.lab([.O5];1;[$Config.$D$14:.$D$25]);&quot;&quot;)" office:value-type="string" office:string-value="#NOMBRE?" calcext:value-type="error">
            <text:p>#NOMBRE?</text:p>
          </table:table-cell>
          <table:table-cell table:style-name="ce55" table:formula="of:=IF(AND([.P5]&lt;dia.lab([.$D$4];[.$E$4])-1;[.P5]&lt;&gt;0);dia.lab([.P5];1;[$Config.$D$14:.$D$25]);&quot;&quot;)" office:value-type="string" office:string-value="#NOMBRE?" calcext:value-type="error">
            <text:p>#NOMBRE?</text:p>
          </table:table-cell>
          <table:table-cell table:style-name="ce55" table:formula="of:=IF(AND([.Q5]&lt;dia.lab([.$D$4];[.$E$4])-1;[.Q5]&lt;&gt;0);dia.lab([.Q5];1;[$Config.$D$14:.$D$25]);&quot;&quot;)" office:value-type="string" office:string-value="#NOMBRE?" calcext:value-type="error">
            <text:p>#NOMBRE?</text:p>
          </table:table-cell>
          <table:table-cell table:style-name="ce55" table:formula="of:=IF(AND([.R5]&lt;dia.lab([.$D$4];[.$E$4])-1;[.R5]&lt;&gt;0);dia.lab([.R5];1;[$Config.$D$14:.$D$25]);&quot;&quot;)" office:value-type="string" office:string-value="#NOMBRE?" calcext:value-type="error">
            <text:p>#NOMBRE?</text:p>
          </table:table-cell>
          <table:table-cell table:style-name="ce55" table:formula="of:=IF(AND([.S5]&lt;dia.lab([.$D$4];[.$E$4])-1;[.S5]&lt;&gt;0);dia.lab([.S5];1;[$Config.$D$14:.$D$25]);&quot;&quot;)" office:value-type="string" office:string-value="#NOMBRE?" calcext:value-type="error">
            <text:p>#NOMBRE?</text:p>
          </table:table-cell>
          <table:table-cell table:style-name="ce55" table:formula="of:=IF(AND([.T5]&lt;dia.lab([.$D$4];[.$E$4])-1;[.T5]&lt;&gt;0);dia.lab([.T5];1;[$Config.$D$14:.$D$25]);&quot;&quot;)" office:value-type="string" office:string-value="#NOMBRE?" calcext:value-type="error">
            <text:p>#NOMBRE?</text:p>
          </table:table-cell>
          <table:table-cell table:style-name="ce55" table:formula="of:=IF(AND([.U5]&lt;dia.lab([.$D$4];[.$E$4])-1;[.U5]&lt;&gt;0);dia.lab([.U5];1;[$Config.$D$14:.$D$25]);&quot;&quot;)" office:value-type="string" office:string-value="#NOMBRE?" calcext:value-type="error">
            <text:p>#NOMBRE?</text:p>
          </table:table-cell>
          <table:table-cell table:style-name="ce55" table:formula="of:=IF(AND([.V5]&lt;dia.lab([.$D$4];[.$E$4])-1;[.V5]&lt;&gt;0);dia.lab([.V5];1;[$Config.$D$14:.$D$25]);&quot;&quot;)" office:value-type="string" office:string-value="#NOMBRE?" calcext:value-type="error">
            <text:p>#NOMBRE?</text:p>
          </table:table-cell>
          <table:table-cell table:style-name="ce55" table:formula="of:=IF(AND([.W5]&lt;dia.lab([.$D$4];[.$E$4])-1;[.W5]&lt;&gt;0);dia.lab([.W5];1;[$Config.$D$14:.$D$25]);&quot;&quot;)" office:value-type="string" office:string-value="#NOMBRE?" calcext:value-type="error">
            <text:p>#NOMBRE?</text:p>
          </table:table-cell>
          <table:table-cell table:style-name="ce55" table:formula="of:=IF(AND([.X5]&lt;dia.lab([.$D$4];[.$E$4])-1;[.X5]&lt;&gt;0);dia.lab([.X5];1;[$Config.$D$14:.$D$25]);&quot;&quot;)" office:value-type="string" office:string-value="#NOMBRE?" calcext:value-type="error">
            <text:p>#NOMBRE?</text:p>
          </table:table-cell>
          <table:table-cell table:style-name="ce55" table:formula="of:=IF(AND([.Y5]&lt;dia.lab([.$D$4];[.$E$4])-1;[.Y5]&lt;&gt;0);dia.lab([.Y5];1;[$Config.$D$14:.$D$25]);&quot;&quot;)" office:value-type="string" office:string-value="#NOMBRE?" calcext:value-type="error">
            <text:p>#NOMBRE?</text:p>
          </table:table-cell>
          <table:table-cell table:style-name="ce55" table:formula="of:=IF(AND([.Z5]&lt;dia.lab([.$D$4];[.$E$4])-1;[.Z5]&lt;&gt;0);dia.lab([.Z5];1;[$Config.$D$14:.$D$25]);&quot;&quot;)" office:value-type="string" office:string-value="#NOMBRE?" calcext:value-type="error">
            <text:p>#NOMBRE?</text:p>
          </table:table-cell>
          <table:table-cell table:style-name="ce55" table:formula="of:=IF(AND([.AA5]&lt;dia.lab([.$D$4];[.$E$4])-1;[.AA5]&lt;&gt;0);dia.lab([.AA5];1;[$Config.$D$14:.$D$25]);&quot;&quot;)" office:value-type="string" office:string-value="#NOMBRE?" calcext:value-type="error">
            <text:p>#NOMBRE?</text:p>
          </table:table-cell>
          <table:table-cell table:style-name="ce55" table:formula="of:=IF(AND([.AB5]&lt;dia.lab([.$D$4];[.$E$4])-1;[.AB5]&lt;&gt;0);dia.lab([.AB5];1;[$Config.$D$14:.$D$25]);&quot;&quot;)" office:value-type="string" office:string-value="#NOMBRE?" calcext:value-type="error">
            <text:p>#NOMBRE?</text:p>
          </table:table-cell>
          <table:table-cell table:style-name="ce55" table:formula="of:=IF(AND([.AC5]&lt;dia.lab([.$D$4];[.$E$4])-1;[.AC5]&lt;&gt;0);dia.lab([.AC5];1;[$Config.$D$14:.$D$25]);&quot;&quot;)" office:value-type="string" office:string-value="#NOMBRE?" calcext:value-type="error">
            <text:p>#NOMBRE?</text:p>
          </table:table-cell>
          <table:table-cell table:style-name="ce55" table:formula="of:=IF(AND([.AD5]&lt;dia.lab([.$D$4];[.$E$4])-1;[.AD5]&lt;&gt;0);dia.lab([.AD5];1;[$Config.$D$14:.$D$25]);&quot;&quot;)" office:value-type="string" office:string-value="#NOMBRE?" calcext:value-type="error">
            <text:p>#NOMBRE?</text:p>
          </table:table-cell>
          <table:table-cell table:style-name="ce64"/>
          <table:table-cell table:style-name="ce31" table:number-columns-repeated="992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6"/>
          <table:table-cell table:style-name="ce56" table:formula="of:=COUNTIF([.I10:.I1002];&quot;&gt;0&quot;)" office:value-type="float" office:value="7" calcext:value-type="float">
            <text:p>7</text:p>
          </table:table-cell>
          <table:table-cell table:style-name="ce56" table:formula="of:=COUNTIF([.J10:.J1002];&quot;&gt;0&quot;)" office:value-type="float" office:value="3" calcext:value-type="float">
            <text:p>3</text:p>
          </table:table-cell>
          <table:table-cell table:style-name="ce56" table:formula="of:=COUNTIF([.K10:.K1002];&quot;&gt;0&quot;)" office:value-type="float" office:value="0" calcext:value-type="float">
            <text:p>0</text:p>
          </table:table-cell>
          <table:table-cell table:style-name="ce56" table:formula="of:=COUNTIF([.L10:.L1002];&quot;&gt;0&quot;)" office:value-type="float" office:value="0" calcext:value-type="float">
            <text:p>0</text:p>
          </table:table-cell>
          <table:table-cell table:style-name="ce56" table:formula="of:=COUNTIF([.M10:.M1002];&quot;&gt;0&quot;)" office:value-type="float" office:value="0" calcext:value-type="float">
            <text:p>0</text:p>
          </table:table-cell>
          <table:table-cell table:style-name="ce56" table:formula="of:=COUNTIF([.N10:.N1002];&quot;&gt;0&quot;)" office:value-type="float" office:value="0" calcext:value-type="float">
            <text:p>0</text:p>
          </table:table-cell>
          <table:table-cell table:style-name="ce56" table:formula="of:=COUNTIF([.O10:.O1002];&quot;&gt;0&quot;)" office:value-type="float" office:value="0" calcext:value-type="float">
            <text:p>0</text:p>
          </table:table-cell>
          <table:table-cell table:style-name="ce56" table:formula="of:=COUNTIF([.P10:.P1002];&quot;&gt;0&quot;)" office:value-type="float" office:value="0" calcext:value-type="float">
            <text:p>0</text:p>
          </table:table-cell>
          <table:table-cell table:style-name="ce56" table:formula="of:=COUNTIF([.Q10:.Q1002];&quot;&gt;0&quot;)" office:value-type="float" office:value="0" calcext:value-type="float">
            <text:p>0</text:p>
          </table:table-cell>
          <table:table-cell table:style-name="ce56" table:formula="of:=COUNTIF([.R10:.R1002];&quot;&gt;0&quot;)" office:value-type="float" office:value="0" calcext:value-type="float">
            <text:p>0</text:p>
          </table:table-cell>
          <table:table-cell table:style-name="ce56" table:formula="of:=COUNTIF([.S10:.S1002];&quot;&gt;0&quot;)" office:value-type="float" office:value="0" calcext:value-type="float">
            <text:p>0</text:p>
          </table:table-cell>
          <table:table-cell table:style-name="ce56" table:formula="of:=COUNTIF([.T10:.T1002];&quot;&gt;0&quot;)" office:value-type="float" office:value="0" calcext:value-type="float">
            <text:p>0</text:p>
          </table:table-cell>
          <table:table-cell table:style-name="ce56" table:formula="of:=COUNTIF([.U10:.U1002];&quot;&gt;0&quot;)" office:value-type="float" office:value="0" calcext:value-type="float">
            <text:p>0</text:p>
          </table:table-cell>
          <table:table-cell table:style-name="ce56" table:formula="of:=COUNTIF([.V10:.V1002];&quot;&gt;0&quot;)" office:value-type="float" office:value="0" calcext:value-type="float">
            <text:p>0</text:p>
          </table:table-cell>
          <table:table-cell table:style-name="ce56" table:formula="of:=COUNTIF([.W10:.W1002];&quot;&gt;0&quot;)" office:value-type="float" office:value="0" calcext:value-type="float">
            <text:p>0</text:p>
          </table:table-cell>
          <table:table-cell table:style-name="ce56" table:formula="of:=COUNTIF([.X10:.X1002];&quot;&gt;0&quot;)" office:value-type="float" office:value="0" calcext:value-type="float">
            <text:p>0</text:p>
          </table:table-cell>
          <table:table-cell table:style-name="ce56" table:formula="of:=COUNTIF([.Y10:.Y1002];&quot;&gt;0&quot;)" office:value-type="float" office:value="0" calcext:value-type="float">
            <text:p>0</text:p>
          </table:table-cell>
          <table:table-cell table:style-name="ce56" table:formula="of:=COUNTIF([.Z10:.Z1002];&quot;&gt;0&quot;)" office:value-type="float" office:value="0" calcext:value-type="float">
            <text:p>0</text:p>
          </table:table-cell>
          <table:table-cell table:style-name="ce56" table:formula="of:=COUNTIF([.AA10:.AA1002];&quot;&gt;0&quot;)" office:value-type="float" office:value="0" calcext:value-type="float">
            <text:p>0</text:p>
          </table:table-cell>
          <table:table-cell table:style-name="ce56" table:formula="of:=COUNTIF([.AB10:.AB1002];&quot;&gt;0&quot;)" office:value-type="float" office:value="0" calcext:value-type="float">
            <text:p>0</text:p>
          </table:table-cell>
          <table:table-cell table:style-name="ce56" table:formula="of:=COUNTIF([.AC10:.AC1002];&quot;&gt;0&quot;)" office:value-type="float" office:value="0" calcext:value-type="float">
            <text:p>0</text:p>
          </table:table-cell>
          <table:table-cell table:style-name="ce56" table:formula="of:=COUNTIF([.AD10:.AD1002];&quot;&gt;0&quot;)" office:value-type="float" office:value="0" calcext:value-type="float">
            <text:p>0</text:p>
          </table:table-cell>
          <table:table-cell table:style-name="ce56" table:formula="of:=COUNTIF([.AE10:.AE1002];&quot;&gt;0&quot;)" office:value-type="float" office:value="0" calcext:value-type="float">
            <text:p>0</text:p>
          </table:table-cell>
          <table:table-cell table:style-name="ce65"/>
          <table:table-cell table:style-name="ce31" table:number-columns-repeated="6"/>
          <table:table-cell table:style-name="ce67" table:formula="of:=[$Config.A14]" office:value-type="string" office:string-value="Analysis" calcext:value-type="string">
            <text:p>Analysis</text:p>
          </table:table-cell>
          <table:table-cell table:style-name="ce67" table:formula="of:=[$Config.B14]" office:value-type="string" office:string-value="Pending" calcext:value-type="string">
            <text:p>Pending</text:p>
          </table:table-cell>
          <table:table-cell table:style-name="ce67" table:formula="of:=[$Config.C14]" office:value-type="string" office:string-value="Student1" calcext:value-type="string">
            <text:p>Student1</text:p>
          </table:table-cell>
          <table:table-cell table:style-name="ce31" table:number-columns-repeated="983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52"/>
          <table:table-cell table:style-name="ce57" table:formula="of:=SUM([.H9:.H1002])" office:value-type="float" office:value="11" calcext:value-type="float">
            <text:p>11</text:p>
          </table:table-cell>
          <table:table-cell table:style-name="ce57" table:formula="of:=SUM([.I9:.I1002])" office:value-type="float" office:value="8.5" calcext:value-type="float">
            <text:p>8,5</text:p>
          </table:table-cell>
          <table:table-cell table:style-name="ce57" table:formula="of:=SUM([.J9:.J1002])" office:value-type="float" office:value="4" calcext:value-type="float">
            <text:p>4</text:p>
          </table:table-cell>
          <table:table-cell table:style-name="ce57" table:formula="of:=SUM([.K9:.K1002])" office:value-type="float" office:value="0" calcext:value-type="float">
            <text:p>0</text:p>
          </table:table-cell>
          <table:table-cell table:style-name="ce57" table:formula="of:=SUM([.L9:.L1002])" office:value-type="float" office:value="0" calcext:value-type="float">
            <text:p>0</text:p>
          </table:table-cell>
          <table:table-cell table:style-name="ce57" table:formula="of:=SUM([.M9:.M1002])" office:value-type="float" office:value="0" calcext:value-type="float">
            <text:p>0</text:p>
          </table:table-cell>
          <table:table-cell table:style-name="ce57" table:formula="of:=SUM([.N9:.N1002])" office:value-type="float" office:value="0" calcext:value-type="float">
            <text:p>0</text:p>
          </table:table-cell>
          <table:table-cell table:style-name="ce57" table:formula="of:=SUM([.O9:.O1002])" office:value-type="float" office:value="0" calcext:value-type="float">
            <text:p>0</text:p>
          </table:table-cell>
          <table:table-cell table:style-name="ce57" table:formula="of:=SUM([.P9:.P1002])" office:value-type="float" office:value="0" calcext:value-type="float">
            <text:p>0</text:p>
          </table:table-cell>
          <table:table-cell table:style-name="ce57" table:formula="of:=SUM([.Q9:.Q1002])" office:value-type="float" office:value="0" calcext:value-type="float">
            <text:p>0</text:p>
          </table:table-cell>
          <table:table-cell table:style-name="ce57" table:formula="of:=SUM([.R9:.R1002])" office:value-type="float" office:value="0" calcext:value-type="float">
            <text:p>0</text:p>
          </table:table-cell>
          <table:table-cell table:style-name="ce57" table:formula="of:=SUM([.S9:.S1002])" office:value-type="float" office:value="0" calcext:value-type="float">
            <text:p>0</text:p>
          </table:table-cell>
          <table:table-cell table:style-name="ce57" table:formula="of:=SUM([.T9:.T1002])" office:value-type="float" office:value="0" calcext:value-type="float">
            <text:p>0</text:p>
          </table:table-cell>
          <table:table-cell table:style-name="ce57" table:formula="of:=SUM([.U9:.U1002])" office:value-type="float" office:value="0" calcext:value-type="float">
            <text:p>0</text:p>
          </table:table-cell>
          <table:table-cell table:style-name="ce57" table:formula="of:=SUM([.V9:.V1002])" office:value-type="float" office:value="0" calcext:value-type="float">
            <text:p>0</text:p>
          </table:table-cell>
          <table:table-cell table:style-name="ce57" table:formula="of:=SUM([.W9:.W1002])" office:value-type="float" office:value="0" calcext:value-type="float">
            <text:p>0</text:p>
          </table:table-cell>
          <table:table-cell table:style-name="ce57" table:formula="of:=SUM([.X9:.X1002])" office:value-type="float" office:value="0" calcext:value-type="float">
            <text:p>0</text:p>
          </table:table-cell>
          <table:table-cell table:style-name="ce57" table:formula="of:=SUM([.Y9:.Y1002])" office:value-type="float" office:value="0" calcext:value-type="float">
            <text:p>0</text:p>
          </table:table-cell>
          <table:table-cell table:style-name="ce57" table:formula="of:=SUM([.Z9:.Z1002])" office:value-type="float" office:value="0" calcext:value-type="float">
            <text:p>0</text:p>
          </table:table-cell>
          <table:table-cell table:style-name="ce57" table:formula="of:=SUM([.AA9:.AA1002])" office:value-type="float" office:value="0" calcext:value-type="float">
            <text:p>0</text:p>
          </table:table-cell>
          <table:table-cell table:style-name="ce57" table:formula="of:=SUM([.AB9:.AB1002])" office:value-type="float" office:value="0" calcext:value-type="float">
            <text:p>0</text:p>
          </table:table-cell>
          <table:table-cell table:style-name="ce57" table:formula="of:=SUM([.AC9:.AC1002])" office:value-type="float" office:value="0" calcext:value-type="float">
            <text:p>0</text:p>
          </table:table-cell>
          <table:table-cell table:style-name="ce57" table:formula="of:=SUM([.AD9:.AD1002])" office:value-type="float" office:value="0" calcext:value-type="float">
            <text:p>0</text:p>
          </table:table-cell>
          <table:table-cell table:style-name="ce57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7" table:formula="of:=[$Config.A15]" office:value-type="string" office:string-value="Design" calcext:value-type="string">
            <text:p>Design</text:p>
          </table:table-cell>
          <table:table-cell table:style-name="ce67" table:formula="of:=[$Config.B15]" office:value-type="string" office:string-value="In progress" calcext:value-type="string">
            <text:p>In progress</text:p>
          </table:table-cell>
          <table:table-cell table:style-name="ce67" table:formula="of:=[$Config.C15]" office:value-type="string" office:string-value="Student2" calcext:value-type="string">
            <text:p>Student2</text:p>
          </table:table-cell>
          <table:table-cell table:number-columns-repeated="983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3"/>
          <table:table-cell table:style-name="ce58" office:value-type="string" calcext:value-type="string" table:number-columns-spanned="24" table:number-rows-spanned="2">
            <text:p>EFFORT</text:p>
          </table:table-cell>
          <table:covered-table-cell table:number-columns-repeated="23" table:style-name="ce61"/>
          <table:table-cell table:number-columns-repeated="7"/>
          <table:table-cell table:style-name="ce67" table:formula="of:=[$Config.A16]" office:value-type="string" office:string-value="Code" calcext:value-type="string">
            <text:p>Code</text:p>
          </table:table-cell>
          <table:table-cell table:style-name="ce67" table:formula="of:=[$Config.B16]" office:value-type="string" office:string-value="Finished" calcext:value-type="string">
            <text:p>Finished</text:p>
          </table:table-cell>
          <table:table-cell table:style-name="ce67" table:formula="of:=[$Config.C16]" office:value-type="string" office:string-value="Student3" calcext:value-type="string">
            <text:p>Student3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24" table:style-name="ce59"/>
          <table:table-cell table:style-name="ce66"/>
          <table:table-cell table:number-columns-repeated="6"/>
          <table:table-cell table:style-name="ce67" table:formula="of:=[$Config.A17]" office:value-type="string" office:string-value="Test" calcext:value-type="string">
            <text:p>Test</text:p>
          </table:table-cell>
          <table:table-cell table:style-name="ce67" table:formula="of:=[$Config.B17]" office:value-type="string" office:string-value="Removed" calcext:value-type="string">
            <text:p>Removed</text:p>
          </table:table-cell>
          <table:table-cell table:style-name="ce67" table:formula="of:=[$Config.C17]" office:value-type="string" office:string-value="Student4" calcext:value-type="string">
            <text:p>Student4</text:p>
          </table:table-cell>
          <table:table-cell table:number-columns-repeated="983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Get a clear vision on all modules and functionality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Design</text:p>
          </table:table-cell>
          <table:table-cell table:style-name="ce48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9"/>
          <table:table-cell table:style-name="ce35" office:value-type="string" calcext:value-type="string">
            <text:p><text:s/></text:p>
          </table:table-cell>
          <table:table-cell table:style-name="ce35" table:number-columns-repeated="11"/>
          <table:table-cell table:number-columns-repeated="7"/>
          <table:table-cell table:style-name="ce67" table:formula="of:=[$Config.A18]" office:value-type="float" office:value="0" calcext:value-type="float">
            <text:p>0</text:p>
          </table:table-cell>
          <table:table-cell table:style-name="ce67" table:formula="of:=[$Config.B18]" office:value-type="float" office:value="0" calcext:value-type="float">
            <text:p>0</text:p>
          </table:table-cell>
          <table:table-cell table:style-name="ce67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office:value-type="string" calcext:value-type="string">
            <text:p>Technologies exploration</text:p>
          </table:table-cell>
          <table:table-cell table:number-columns-repeated="2"/>
          <table:table-cell table:style-name="ce46" table:content-validation-name="val4" office:value-type="string" calcext:value-type="string">
            <text:p>Analysis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1"/>
          <table:table-cell table:number-columns-repeated="7"/>
          <table:table-cell table:style-name="ce67" table:formula="of:=[$Config.A19]" office:value-type="float" office:value="0" calcext:value-type="float">
            <text:p>0</text:p>
          </table:table-cell>
          <table:table-cell table:style-name="ce67" table:formula="of:=[$Config.B19]" office:value-type="float" office:value="0" calcext:value-type="float">
            <text:p>0</text:p>
          </table:table-cell>
          <table:table-cell table:style-name="ce67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6" office:value-type="string" calcext:value-type="string">
            <text:p>BBDD <text:s/>catálogo de productos</text:p>
          </table:table-cell>
          <table:table-cell table:style-name="ce39" office:value-type="string" calcext:value-type="string" table:number-columns-spanned="3" table:number-rows-spanned="1">
            <text:p>Set up Server: SQLAlchemy, dump in DB, vizAPI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Design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1"/>
          <table:table-cell table:number-columns-repeated="7"/>
          <table:table-cell table:style-name="ce67" table:formula="of:=[$Config.A20]" office:value-type="float" office:value="0" calcext:value-type="float">
            <text:p>0</text:p>
          </table:table-cell>
          <table:table-cell table:style-name="ce67" table:formula="of:=[$Config.B20]" office:value-type="float" office:value="0" calcext:value-type="float">
            <text:p>0</text:p>
          </table:table-cell>
          <table:table-cell table:style-name="ce67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get data.total() to work in server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2" table:style-name="ce35" office:value-type="float" office:value="0.5" calcext:value-type="float">
            <text:p>0,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1"/>
          <table:table-cell table:number-columns-repeated="7"/>
          <table:table-cell table:style-name="ce67" table:formula="of:=[$Config.A21]" office:value-type="float" office:value="0" calcext:value-type="float">
            <text:p>0</text:p>
          </table:table-cell>
          <table:table-cell table:style-name="ce67" table:formula="of:=[$Config.B21]" office:value-type="float" office:value="0" calcext:value-type="float">
            <text:p>0</text:p>
          </table:table-cell>
          <table:table-cell table:style-name="ce67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generate JSON and send to browser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21"/>
          <table:table-cell table:number-columns-repeated="7"/>
          <table:table-cell table:style-name="ce67" table:formula="of:=[$Config.A22]" office:value-type="float" office:value="0" calcext:value-type="float">
            <text:p>0</text:p>
          </table:table-cell>
          <table:table-cell table:style-name="ce67" table:formula="of:=[$Config.B22]" office:value-type="float" office:value="0" calcext:value-type="float">
            <text:p>0</text:p>
          </table:table-cell>
          <table:table-cell table:style-name="ce67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/ncommits should work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Test</text:p>
          </table:table-cell>
          <table:table-cell table:style-name="ce49" table:content-validation-name="val6" office:value-type="string" calcext:value-type="string">
            <text:p>Finished</text:p>
          </table:table-cell>
          <table:table-cell table:style-name="ce35" table:content-validation-name="val8"/>
          <table:table-cell table:number-columns-repeated="2" table:style-name="ce35" office:value-type="float" office:value="0.5" calcext:value-type="float">
            <text:p>0,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1"/>
          <table:table-cell table:number-columns-repeated="7"/>
          <table:table-cell table:style-name="ce67" table:formula="of:=[$Config.A23]" office:value-type="float" office:value="0" calcext:value-type="float">
            <text:p>0</text:p>
          </table:table-cell>
          <table:table-cell table:style-name="ce67" table:formula="of:=[$Config.B23]" office:value-type="float" office:value="0" calcext:value-type="float">
            <text:p>0</text:p>
          </table:table-cell>
          <table:table-cell table:style-name="ce67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office:value-type="string" calcext:value-type="string" table:number-columns-spanned="3" table:number-rows-spanned="1">
            <text:p>Adapt SCRUM to this first sprint</text:p>
          </table:table-cell>
          <table:covered-table-cell table:number-columns-repeated="2" table:style-name="ce40"/>
          <table:table-cell table:style-name="ce35" table:content-validation-name="val5" office:value-type="string" calcext:value-type="string">
            <text:p>Design</text:p>
          </table:table-cell>
          <table:table-cell table:style-name="ce50" table:content-validation-name="val7" office:value-type="string" calcext:value-type="string">
            <text:p>Pending</text:p>
          </table:table-cell>
          <table:table-cell table:style-name="ce35" table:content-validation-name="val9"/>
          <table:table-cell table:number-columns-repeated="3" table:style-name="ce35" office:value-type="float" office:value="2" calcext:value-type="float">
            <text:p>2</text:p>
          </table:table-cell>
          <table:table-cell table:style-name="ce35" table:number-columns-repeated="21"/>
          <table:table-cell table:number-columns-repeated="7"/>
          <table:table-cell table:style-name="ce67" table:formula="of:=[$Config.A24]" office:value-type="float" office:value="0" calcext:value-type="float">
            <text:p>0</text:p>
          </table:table-cell>
          <table:table-cell table:style-name="ce67" table:formula="of:=[$Config.B24]" office:value-type="float" office:value="0" calcext:value-type="float">
            <text:p>0</text:p>
          </table:table-cell>
          <table:table-cell table:style-name="ce67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7"/>
          <table:table-cell table:style-name="ce67" table:formula="of:=[$Config.A25]" office:value-type="float" office:value="0" calcext:value-type="float">
            <text:p>0</text:p>
          </table:table-cell>
          <table:table-cell table:style-name="ce67" table:formula="of:=[$Config.B25]" office:value-type="float" office:value="0" calcext:value-type="float">
            <text:p>0</text:p>
          </table:table-cell>
          <table:table-cell table:style-name="ce67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7"/>
          <table:table-cell table:style-name="ce67" table:formula="of:=[$Config.G14]" office:value-type="float" office:value="0" calcext:value-type="float">
            <text:p>0</text:p>
          </table:table-cell>
          <table:table-cell table:style-name="ce67" table:formula="of:=[$Config.H14]" office:value-type="float" office:value="0" calcext:value-type="float">
            <text:p>0</text:p>
          </table:table-cell>
          <table:table-cell table:style-name="ce67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19"/>
          <table:table-cell table:number-columns-repeated="2" table:style-name="ce35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5"/>
          <table:table-cell table:style-name="ce62"/>
          <table:table-cell table:style-name="ce35" table:number-columns-repeated="18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5"/>
          <table:table-cell table:style-name="ce51" table:content-validation-name="val7"/>
          <table:table-cell table:content-validation-name="val9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1:Data.F510">
            <calcext:condition calcext:apply-style-name="Excel_CondFormat_3_3_1" calcext:value="=[$Data.$AN$6]" calcext:base-cell-address="Data.F11"/>
            <calcext:condition calcext:apply-style-name="Excel_CondFormat_3_3_2" calcext:value="=[$Data.$AN$7]" calcext:base-cell-address="Data.F11"/>
            <calcext:condition calcext:apply-style-name="Excel_CondFormat_3_3_3" calcext:value="=[$Data.$AN$8]" calcext:base-cell-address="Data.F11"/>
          </calcext:conditional-format>
          <calcext:conditional-format calcext:target-range-address="Data.F10:Data.F15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5"/>
          <table:table-cell table:style-name="ce78"/>
          <table:table-cell table:style-name="ce79"/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6"/>
          <table:covered-table-cell table:style-name="ce80"/>
          <table:table-cell/>
          <table:table-cell table:style-name="ce82" office:value-type="string" calcext:value-type="string" table:number-columns-spanned="2" table:number-rows-spanned="1">
            <text:p>SPRINT</text:p>
          </table:table-cell>
          <table:covered-table-cell table:style-name="ce83"/>
          <table:table-cell table:style-name="ce84" office:value-type="string" calcext:value-type="string" table:number-columns-spanned="2" table:number-rows-spanned="1">
            <text:p>START</text:p>
          </table:table-cell>
          <table:covered-table-cell table:style-name="ce83"/>
          <table:table-cell table:style-name="ce86" office:value-type="string" calcext:value-type="string" table:number-columns-spanned="2" table:number-rows-spanned="1">
            <text:p>DAYS</text:p>
          </table:table-cell>
          <table:covered-table-cell table:style-name="ce86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7"/>
          <table:covered-table-cell table:style-name="ce81"/>
          <table:table-cell/>
          <table:table-cell table:style-name="ce71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85" table:formula="of:=[$Config.B9]" office:value-type="float" office:value="41723" calcext:value-type="float" table:number-columns-spanned="2" table:number-rows-spanned="1">
            <text:p>25-mar-14</text:p>
          </table:table-cell>
          <table:covered-table-cell table:style-name="ce71"/>
          <table:table-cell table:style-name="ce87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71"/>
          <table:table-cell table:number-columns-repeated="1001"/>
        </table:table-row>
        <table:table-row table:style-name="ro1">
          <table:table-cell table:number-columns-repeated="2"/>
          <table:table-cell table:style-name="ce75"/>
          <table:table-cell table:style-name="ce78"/>
          <table:table-cell table:style-name="ce79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2" draw:text-style-name="P2" svg:width="20.497cm" svg:height="6.492cm" svg:x="2.033cm" svg:y="0.035cm">
              <draw:object draw:notify-on-update-of-ranges="Data.H5:Data.AE5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5"/>
          <table:table-cell table:style-name="ce78"/>
          <table:table-cell table:style-name="ce79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2" draw:text-style-name="P2" svg:width="20.495cm" svg:height="6.493cm" svg:x="2.067cm" svg:y="0.037cm">
              <draw:object draw:notify-on-update-of-ranges="Data.H5:Data.AE5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2" draw:text-style-name="P2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8"/>
          <table:table-cell table:style-name="ce72" table:formula="of:=[$Data.H5]" office:value-type="float" office:value="41723" calcext:value-type="float">
            <text:p>25-mar</text:p>
          </table:table-cell>
          <table:table-cell table:style-name="ce72" table:formula="of:=[$Data.I5]" office:value-type="float" office:value="41724" calcext:value-type="float">
            <text:p>26-mar</text:p>
          </table:table-cell>
          <table:table-cell table:style-name="ce72" table:formula="of:=[$Data.J5]" office:value-type="float" office:value="41725" calcext:value-type="float">
            <text:p>27-mar</text:p>
          </table:table-cell>
          <table:table-cell table:style-name="ce72" table:formula="of:=[$Data.K5]" office:value-type="float" office:value="41726" calcext:value-type="float">
            <text:p>28-mar</text:p>
          </table:table-cell>
          <table:table-cell table:style-name="ce72" table:formula="of:=[$Data.L5]" office:value-type="float" office:value="41729" calcext:value-type="float">
            <text:p>31-mar</text:p>
          </table:table-cell>
          <table:table-cell table:style-name="ce72" table:formula="of:=[$Data.M5]" office:value-type="string" office:string-value="#NOMBRE?" calcext:value-type="error">
            <text:p>#NOMBRE?</text:p>
          </table:table-cell>
          <table:table-cell table:style-name="ce72" table:formula="of:=[$Data.N5]" office:value-type="string" office:string-value="#NOMBRE?" calcext:value-type="error">
            <text:p>#NOMBRE?</text:p>
          </table:table-cell>
          <table:table-cell table:style-name="ce72" table:formula="of:=[$Data.O5]" office:value-type="string" office:string-value="#NOMBRE?" calcext:value-type="error">
            <text:p>#NOMBRE?</text:p>
          </table:table-cell>
          <table:table-cell table:style-name="ce72" table:formula="of:=[$Data.P5]" office:value-type="string" office:string-value="#NOMBRE?" calcext:value-type="error">
            <text:p>#NOMBRE?</text:p>
          </table:table-cell>
          <table:table-cell table:style-name="ce72" table:formula="of:=[$Data.Q5]" office:value-type="string" office:string-value="#NOMBRE?" calcext:value-type="error">
            <text:p>#NOMBRE?</text:p>
          </table:table-cell>
          <table:table-cell table:style-name="ce72" table:formula="of:=[$Data.R5]" office:value-type="string" office:string-value="#NOMBRE?" calcext:value-type="error">
            <text:p>#NOMBRE?</text:p>
          </table:table-cell>
          <table:table-cell table:style-name="ce72" table:formula="of:=[$Data.S5]" office:value-type="string" office:string-value="#NOMBRE?" calcext:value-type="error">
            <text:p>#NOMBRE?</text:p>
          </table:table-cell>
          <table:table-cell table:style-name="ce72" table:formula="of:=[$Data.T5]" office:value-type="string" office:string-value="#NOMBRE?" calcext:value-type="error">
            <text:p>#NOMBRE?</text:p>
          </table:table-cell>
          <table:table-cell table:style-name="ce72" table:formula="of:=[$Data.U5]" office:value-type="string" office:string-value="#NOMBRE?" calcext:value-type="error">
            <text:p>#NOMBRE?</text:p>
          </table:table-cell>
          <table:table-cell table:style-name="ce72" table:formula="of:=[$Data.V5]" office:value-type="string" office:string-value="#NOMBRE?" calcext:value-type="error">
            <text:p>#NOMBRE?</text:p>
          </table:table-cell>
          <table:table-cell table:style-name="ce72" table:formula="of:=[$Data.W5]" office:value-type="string" office:string-value="#NOMBRE?" calcext:value-type="error">
            <text:p>#NOMBRE?</text:p>
          </table:table-cell>
          <table:table-cell table:style-name="ce72" table:formula="of:=[$Data.X5]" office:value-type="string" office:string-value="#NOMBRE?" calcext:value-type="error">
            <text:p>#NOMBRE?</text:p>
          </table:table-cell>
          <table:table-cell table:style-name="ce72" table:formula="of:=[$Data.Y5]" office:value-type="string" office:string-value="#NOMBRE?" calcext:value-type="error">
            <text:p>#NOMBRE?</text:p>
          </table:table-cell>
          <table:table-cell table:style-name="ce72" table:formula="of:=[$Data.Z5]" office:value-type="string" office:string-value="#NOMBRE?" calcext:value-type="error">
            <text:p>#NOMBRE?</text:p>
          </table:table-cell>
          <table:table-cell table:style-name="ce72" table:formula="of:=[$Data.AA5]" office:value-type="string" office:string-value="#NOMBRE?" calcext:value-type="error">
            <text:p>#NOMBRE?</text:p>
          </table:table-cell>
          <table:table-cell table:style-name="ce72" table:formula="of:=[$Data.AB5]" office:value-type="string" office:string-value="#NOMBRE?" calcext:value-type="error">
            <text:p>#NOMBRE?</text:p>
          </table:table-cell>
          <table:table-cell table:style-name="ce72" table:formula="of:=[$Data.AC5]" office:value-type="string" office:string-value="#NOMBRE?" calcext:value-type="error">
            <text:p>#NOMBRE?</text:p>
          </table:table-cell>
          <table:table-cell table:style-name="ce72" table:formula="of:=[$Data.AD5]" office:value-type="string" office:string-value="#NOMBRE?" calcext:value-type="error">
            <text:p>#NOMBRE?</text:p>
          </table:table-cell>
          <table:table-cell table:style-name="ce72" table:formula="of:=[$Data.AE5]" office:value-type="string" office:string-value="#NOMBRE?" calcext:value-type="error">
            <text:p>#NOMBRE?</text:p>
          </table:table-cell>
          <table:table-cell table:number-columns-repeated="999"/>
        </table:table-row>
        <table:table-row table:style-name="ro1">
          <table:table-cell table:style-name="ce69" table:formula="of:=[$Config.C14]" office:value-type="string" office:string-value="Student1" calcext:value-type="string">
            <text:p>Student1</text:p>
          </table:table-cell>
          <table:table-cell table:style-name="ce73" table:formula="of:=SUMIF([$Data.$G$10:.$G$1002];[.$A58];[$Data.H$10:.H$1002])" office:value-type="float" office:value="0" calcext:value-type="float">
            <text:p>0</text:p>
          </table:table-cell>
          <table:table-cell table:style-name="ce73" table:formula="of:=SUMIF([$Data.$G$10:.$G$1002];[.$A58];[$Data.I$10:.I$1002])" office:value-type="float" office:value="0" calcext:value-type="float">
            <text:p>0</text:p>
          </table:table-cell>
          <table:table-cell table:style-name="ce73" table:formula="of:=SUMIF([$Data.$G$10:.$G$1002];[.$A58];[$Data.J$10:.J$1002])" office:value-type="float" office:value="0" calcext:value-type="float">
            <text:p>0</text:p>
          </table:table-cell>
          <table:table-cell table:style-name="ce73" table:formula="of:=SUMIF([$Data.$G$10:.$G$1002];[.$A58];[$Data.K$10:.K$1002])" office:value-type="float" office:value="0" calcext:value-type="float">
            <text:p>0</text:p>
          </table:table-cell>
          <table:table-cell table:style-name="ce73" table:formula="of:=SUMIF([$Data.$G$10:.$G$1002];[.$A58];[$Data.L$10:.L$1002])" office:value-type="float" office:value="0" calcext:value-type="float">
            <text:p>0</text:p>
          </table:table-cell>
          <table:table-cell table:style-name="ce73" table:formula="of:=SUMIF([$Data.$G$10:.$G$1002];[.$A58];[$Data.M$10:.M$1002])" office:value-type="float" office:value="0" calcext:value-type="float">
            <text:p>0</text:p>
          </table:table-cell>
          <table:table-cell table:style-name="ce73" table:formula="of:=SUMIF([$Data.$G$10:.$G$1002];[.$A58];[$Data.N$10:.N$1002])" office:value-type="float" office:value="0" calcext:value-type="float">
            <text:p>0</text:p>
          </table:table-cell>
          <table:table-cell table:style-name="ce73" table:formula="of:=SUMIF([$Data.$G$10:.$G$1002];[.$A58];[$Data.O$10:.O$1002])" office:value-type="float" office:value="0" calcext:value-type="float">
            <text:p>0</text:p>
          </table:table-cell>
          <table:table-cell table:style-name="ce73" table:formula="of:=SUMIF([$Data.$G$10:.$G$1002];[.$A58];[$Data.P$10:.P$1002])" office:value-type="float" office:value="0" calcext:value-type="float">
            <text:p>0</text:p>
          </table:table-cell>
          <table:table-cell table:style-name="ce73" table:formula="of:=SUMIF([$Data.$G$10:.$G$1002];[.$A58];[$Data.Q$10:.Q$1002])" office:value-type="float" office:value="0" calcext:value-type="float">
            <text:p>0</text:p>
          </table:table-cell>
          <table:table-cell table:style-name="ce73" table:formula="of:=SUMIF([$Data.$G$10:.$G$1002];[.$A58];[$Data.R$10:.R$1002])" office:value-type="float" office:value="0" calcext:value-type="float">
            <text:p>0</text:p>
          </table:table-cell>
          <table:table-cell table:style-name="ce73" table:formula="of:=SUMIF([$Data.$G$10:.$G$1002];[.$A58];[$Data.S$10:.S$1002])" office:value-type="float" office:value="0" calcext:value-type="float">
            <text:p>0</text:p>
          </table:table-cell>
          <table:table-cell table:style-name="ce73" table:formula="of:=SUMIF([$Data.$G$10:.$G$1002];[.$A58];[$Data.T$10:.T$1002])" office:value-type="float" office:value="0" calcext:value-type="float">
            <text:p>0</text:p>
          </table:table-cell>
          <table:table-cell table:style-name="ce73" table:formula="of:=SUMIF([$Data.$G$10:.$G$1002];[.$A58];[$Data.U$10:.U$1002])" office:value-type="float" office:value="0" calcext:value-type="float">
            <text:p>0</text:p>
          </table:table-cell>
          <table:table-cell table:style-name="ce73" table:formula="of:=SUMIF([$Data.$G$10:.$G$1002];[.$A58];[$Data.V$10:.V$1002])" office:value-type="float" office:value="0" calcext:value-type="float">
            <text:p>0</text:p>
          </table:table-cell>
          <table:table-cell table:style-name="ce73" table:formula="of:=SUMIF([$Data.$G$10:.$G$1002];[.$A58];[$Data.W$10:.W$1002])" office:value-type="float" office:value="0" calcext:value-type="float">
            <text:p>0</text:p>
          </table:table-cell>
          <table:table-cell table:style-name="ce73" table:formula="of:=SUMIF([$Data.$G$10:.$G$1002];[.$A58];[$Data.X$10:.X$1002])" office:value-type="float" office:value="0" calcext:value-type="float">
            <text:p>0</text:p>
          </table:table-cell>
          <table:table-cell table:style-name="ce73" table:formula="of:=SUMIF([$Data.$G$10:.$G$1002];[.$A58];[$Data.Y$10:.Y$1002])" office:value-type="float" office:value="0" calcext:value-type="float">
            <text:p>0</text:p>
          </table:table-cell>
          <table:table-cell table:style-name="ce73" table:formula="of:=SUMIF([$Data.$G$10:.$G$1002];[.$A58];[$Data.Z$10:.Z$1002])" office:value-type="float" office:value="0" calcext:value-type="float">
            <text:p>0</text:p>
          </table:table-cell>
          <table:table-cell table:style-name="ce73" table:formula="of:=SUMIF([$Data.$G$10:.$G$1002];[.$A58];[$Data.AA$10:.AA$1002])" office:value-type="float" office:value="0" calcext:value-type="float">
            <text:p>0</text:p>
          </table:table-cell>
          <table:table-cell table:style-name="ce73" table:formula="of:=SUMIF([$Data.$G$10:.$G$1002];[.$A58];[$Data.AB$10:.AB$1002])" office:value-type="float" office:value="0" calcext:value-type="float">
            <text:p>0</text:p>
          </table:table-cell>
          <table:table-cell table:style-name="ce73" table:formula="of:=SUMIF([$Data.$G$10:.$G$1002];[.$A58];[$Data.AC$10:.AC$1002])" office:value-type="float" office:value="0" calcext:value-type="float">
            <text:p>0</text:p>
          </table:table-cell>
          <table:table-cell table:style-name="ce73" table:formula="of:=SUMIF([$Data.$G$10:.$G$1002];[.$A58];[$Data.AD$10:.AD$1002])" office:value-type="float" office:value="0" calcext:value-type="float">
            <text:p>0</text:p>
          </table:table-cell>
          <table:table-cell table:style-name="ce73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5]" office:value-type="string" office:string-value="Student2" calcext:value-type="string">
            <text:p>Student2</text:p>
          </table:table-cell>
          <table:table-cell table:style-name="ce73" table:formula="of:=SUMIF([$Data.$G$10:.$G$1002];[.$A59];[$Data.H$10:.H$1002])" office:value-type="float" office:value="0" calcext:value-type="float">
            <text:p>0</text:p>
          </table:table-cell>
          <table:table-cell table:style-name="ce73" table:formula="of:=SUMIF([$Data.$G$10:.$G$1002];[.$A59];[$Data.I$10:.I$1002])" office:value-type="float" office:value="0" calcext:value-type="float">
            <text:p>0</text:p>
          </table:table-cell>
          <table:table-cell table:style-name="ce73" table:formula="of:=SUMIF([$Data.$G$10:.$G$1002];[.$A59];[$Data.J$10:.J$1002])" office:value-type="float" office:value="0" calcext:value-type="float">
            <text:p>0</text:p>
          </table:table-cell>
          <table:table-cell table:style-name="ce73" table:formula="of:=SUMIF([$Data.$G$10:.$G$1002];[.$A59];[$Data.K$10:.K$1002])" office:value-type="float" office:value="0" calcext:value-type="float">
            <text:p>0</text:p>
          </table:table-cell>
          <table:table-cell table:style-name="ce73" table:formula="of:=SUMIF([$Data.$G$10:.$G$1002];[.$A59];[$Data.L$10:.L$1002])" office:value-type="float" office:value="0" calcext:value-type="float">
            <text:p>0</text:p>
          </table:table-cell>
          <table:table-cell table:style-name="ce73" table:formula="of:=SUMIF([$Data.$G$10:.$G$1002];[.$A59];[$Data.M$10:.M$1002])" office:value-type="float" office:value="0" calcext:value-type="float">
            <text:p>0</text:p>
          </table:table-cell>
          <table:table-cell table:style-name="ce73" table:formula="of:=SUMIF([$Data.$G$10:.$G$1002];[.$A59];[$Data.N$10:.N$1002])" office:value-type="float" office:value="0" calcext:value-type="float">
            <text:p>0</text:p>
          </table:table-cell>
          <table:table-cell table:style-name="ce73" table:formula="of:=SUMIF([$Data.$G$10:.$G$1002];[.$A59];[$Data.O$10:.O$1002])" office:value-type="float" office:value="0" calcext:value-type="float">
            <text:p>0</text:p>
          </table:table-cell>
          <table:table-cell table:style-name="ce73" table:formula="of:=SUMIF([$Data.$G$10:.$G$1002];[.$A59];[$Data.P$10:.P$1002])" office:value-type="float" office:value="0" calcext:value-type="float">
            <text:p>0</text:p>
          </table:table-cell>
          <table:table-cell table:style-name="ce73" table:formula="of:=SUMIF([$Data.$G$10:.$G$1002];[.$A59];[$Data.Q$10:.Q$1002])" office:value-type="float" office:value="0" calcext:value-type="float">
            <text:p>0</text:p>
          </table:table-cell>
          <table:table-cell table:style-name="ce73" table:formula="of:=SUMIF([$Data.$G$10:.$G$1002];[.$A59];[$Data.R$10:.R$1002])" office:value-type="float" office:value="0" calcext:value-type="float">
            <text:p>0</text:p>
          </table:table-cell>
          <table:table-cell table:style-name="ce73" table:formula="of:=SUMIF([$Data.$G$10:.$G$1002];[.$A59];[$Data.S$10:.S$1002])" office:value-type="float" office:value="0" calcext:value-type="float">
            <text:p>0</text:p>
          </table:table-cell>
          <table:table-cell table:style-name="ce73" table:formula="of:=SUMIF([$Data.$G$10:.$G$1002];[.$A59];[$Data.T$10:.T$1002])" office:value-type="float" office:value="0" calcext:value-type="float">
            <text:p>0</text:p>
          </table:table-cell>
          <table:table-cell table:style-name="ce73" table:formula="of:=SUMIF([$Data.$G$10:.$G$1002];[.$A59];[$Data.U$10:.U$1002])" office:value-type="float" office:value="0" calcext:value-type="float">
            <text:p>0</text:p>
          </table:table-cell>
          <table:table-cell table:style-name="ce73" table:formula="of:=SUMIF([$Data.$G$10:.$G$1002];[.$A59];[$Data.V$10:.V$1002])" office:value-type="float" office:value="0" calcext:value-type="float">
            <text:p>0</text:p>
          </table:table-cell>
          <table:table-cell table:style-name="ce73" table:formula="of:=SUMIF([$Data.$G$10:.$G$1002];[.$A59];[$Data.W$10:.W$1002])" office:value-type="float" office:value="0" calcext:value-type="float">
            <text:p>0</text:p>
          </table:table-cell>
          <table:table-cell table:style-name="ce73" table:formula="of:=SUMIF([$Data.$G$10:.$G$1002];[.$A59];[$Data.X$10:.X$1002])" office:value-type="float" office:value="0" calcext:value-type="float">
            <text:p>0</text:p>
          </table:table-cell>
          <table:table-cell table:style-name="ce73" table:formula="of:=SUMIF([$Data.$G$10:.$G$1002];[.$A59];[$Data.Y$10:.Y$1002])" office:value-type="float" office:value="0" calcext:value-type="float">
            <text:p>0</text:p>
          </table:table-cell>
          <table:table-cell table:style-name="ce73" table:formula="of:=SUMIF([$Data.$G$10:.$G$1002];[.$A59];[$Data.Z$10:.Z$1002])" office:value-type="float" office:value="0" calcext:value-type="float">
            <text:p>0</text:p>
          </table:table-cell>
          <table:table-cell table:style-name="ce73" table:formula="of:=SUMIF([$Data.$G$10:.$G$1002];[.$A59];[$Data.AA$10:.AA$1002])" office:value-type="float" office:value="0" calcext:value-type="float">
            <text:p>0</text:p>
          </table:table-cell>
          <table:table-cell table:style-name="ce73" table:formula="of:=SUMIF([$Data.$G$10:.$G$1002];[.$A59];[$Data.AB$10:.AB$1002])" office:value-type="float" office:value="0" calcext:value-type="float">
            <text:p>0</text:p>
          </table:table-cell>
          <table:table-cell table:style-name="ce73" table:formula="of:=SUMIF([$Data.$G$10:.$G$1002];[.$A59];[$Data.AC$10:.AC$1002])" office:value-type="float" office:value="0" calcext:value-type="float">
            <text:p>0</text:p>
          </table:table-cell>
          <table:table-cell table:style-name="ce73" table:formula="of:=SUMIF([$Data.$G$10:.$G$1002];[.$A59];[$Data.AD$10:.AD$1002])" office:value-type="float" office:value="0" calcext:value-type="float">
            <text:p>0</text:p>
          </table:table-cell>
          <table:table-cell table:style-name="ce73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6]" office:value-type="string" office:string-value="Student3" calcext:value-type="string">
            <text:p>Student3</text:p>
          </table:table-cell>
          <table:table-cell table:style-name="ce73" table:formula="of:=SUMIF([$Data.$G$10:.$G$1002];[.$A60];[$Data.H$10:.H$1002])" office:value-type="float" office:value="0" calcext:value-type="float">
            <text:p>0</text:p>
          </table:table-cell>
          <table:table-cell table:style-name="ce73" table:formula="of:=SUMIF([$Data.$G$10:.$G$1002];[.$A60];[$Data.I$10:.I$1002])" office:value-type="float" office:value="0" calcext:value-type="float">
            <text:p>0</text:p>
          </table:table-cell>
          <table:table-cell table:style-name="ce73" table:formula="of:=SUMIF([$Data.$G$10:.$G$1002];[.$A60];[$Data.J$10:.J$1002])" office:value-type="float" office:value="0" calcext:value-type="float">
            <text:p>0</text:p>
          </table:table-cell>
          <table:table-cell table:style-name="ce73" table:formula="of:=SUMIF([$Data.$G$10:.$G$1002];[.$A60];[$Data.K$10:.K$1002])" office:value-type="float" office:value="0" calcext:value-type="float">
            <text:p>0</text:p>
          </table:table-cell>
          <table:table-cell table:style-name="ce73" table:formula="of:=SUMIF([$Data.$G$10:.$G$1002];[.$A60];[$Data.L$10:.L$1002])" office:value-type="float" office:value="0" calcext:value-type="float">
            <text:p>0</text:p>
          </table:table-cell>
          <table:table-cell table:style-name="ce73" table:formula="of:=SUMIF([$Data.$G$10:.$G$1002];[.$A60];[$Data.M$10:.M$1002])" office:value-type="float" office:value="0" calcext:value-type="float">
            <text:p>0</text:p>
          </table:table-cell>
          <table:table-cell table:style-name="ce73" table:formula="of:=SUMIF([$Data.$G$10:.$G$1002];[.$A60];[$Data.N$10:.N$1002])" office:value-type="float" office:value="0" calcext:value-type="float">
            <text:p>0</text:p>
          </table:table-cell>
          <table:table-cell table:style-name="ce73" table:formula="of:=SUMIF([$Data.$G$10:.$G$1002];[.$A60];[$Data.O$10:.O$1002])" office:value-type="float" office:value="0" calcext:value-type="float">
            <text:p>0</text:p>
          </table:table-cell>
          <table:table-cell table:style-name="ce73" table:formula="of:=SUMIF([$Data.$G$10:.$G$1002];[.$A60];[$Data.P$10:.P$1002])" office:value-type="float" office:value="0" calcext:value-type="float">
            <text:p>0</text:p>
          </table:table-cell>
          <table:table-cell table:style-name="ce73" table:formula="of:=SUMIF([$Data.$G$10:.$G$1002];[.$A60];[$Data.Q$10:.Q$1002])" office:value-type="float" office:value="0" calcext:value-type="float">
            <text:p>0</text:p>
          </table:table-cell>
          <table:table-cell table:style-name="ce73" table:formula="of:=SUMIF([$Data.$G$10:.$G$1002];[.$A60];[$Data.R$10:.R$1002])" office:value-type="float" office:value="0" calcext:value-type="float">
            <text:p>0</text:p>
          </table:table-cell>
          <table:table-cell table:style-name="ce73" table:formula="of:=SUMIF([$Data.$G$10:.$G$1002];[.$A60];[$Data.S$10:.S$1002])" office:value-type="float" office:value="0" calcext:value-type="float">
            <text:p>0</text:p>
          </table:table-cell>
          <table:table-cell table:style-name="ce73" table:formula="of:=SUMIF([$Data.$G$10:.$G$1002];[.$A60];[$Data.T$10:.T$1002])" office:value-type="float" office:value="0" calcext:value-type="float">
            <text:p>0</text:p>
          </table:table-cell>
          <table:table-cell table:style-name="ce73" table:formula="of:=SUMIF([$Data.$G$10:.$G$1002];[.$A60];[$Data.U$10:.U$1002])" office:value-type="float" office:value="0" calcext:value-type="float">
            <text:p>0</text:p>
          </table:table-cell>
          <table:table-cell table:style-name="ce73" table:formula="of:=SUMIF([$Data.$G$10:.$G$1002];[.$A60];[$Data.V$10:.V$1002])" office:value-type="float" office:value="0" calcext:value-type="float">
            <text:p>0</text:p>
          </table:table-cell>
          <table:table-cell table:style-name="ce73" table:formula="of:=SUMIF([$Data.$G$10:.$G$1002];[.$A60];[$Data.W$10:.W$1002])" office:value-type="float" office:value="0" calcext:value-type="float">
            <text:p>0</text:p>
          </table:table-cell>
          <table:table-cell table:style-name="ce73" table:formula="of:=SUMIF([$Data.$G$10:.$G$1002];[.$A60];[$Data.X$10:.X$1002])" office:value-type="float" office:value="0" calcext:value-type="float">
            <text:p>0</text:p>
          </table:table-cell>
          <table:table-cell table:style-name="ce73" table:formula="of:=SUMIF([$Data.$G$10:.$G$1002];[.$A60];[$Data.Y$10:.Y$1002])" office:value-type="float" office:value="0" calcext:value-type="float">
            <text:p>0</text:p>
          </table:table-cell>
          <table:table-cell table:style-name="ce73" table:formula="of:=SUMIF([$Data.$G$10:.$G$1002];[.$A60];[$Data.Z$10:.Z$1002])" office:value-type="float" office:value="0" calcext:value-type="float">
            <text:p>0</text:p>
          </table:table-cell>
          <table:table-cell table:style-name="ce73" table:formula="of:=SUMIF([$Data.$G$10:.$G$1002];[.$A60];[$Data.AA$10:.AA$1002])" office:value-type="float" office:value="0" calcext:value-type="float">
            <text:p>0</text:p>
          </table:table-cell>
          <table:table-cell table:style-name="ce73" table:formula="of:=SUMIF([$Data.$G$10:.$G$1002];[.$A60];[$Data.AB$10:.AB$1002])" office:value-type="float" office:value="0" calcext:value-type="float">
            <text:p>0</text:p>
          </table:table-cell>
          <table:table-cell table:style-name="ce73" table:formula="of:=SUMIF([$Data.$G$10:.$G$1002];[.$A60];[$Data.AC$10:.AC$1002])" office:value-type="float" office:value="0" calcext:value-type="float">
            <text:p>0</text:p>
          </table:table-cell>
          <table:table-cell table:style-name="ce73" table:formula="of:=SUMIF([$Data.$G$10:.$G$1002];[.$A60];[$Data.AD$10:.AD$1002])" office:value-type="float" office:value="0" calcext:value-type="float">
            <text:p>0</text:p>
          </table:table-cell>
          <table:table-cell table:style-name="ce73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7]" office:value-type="string" office:string-value="Student4" calcext:value-type="string">
            <text:p>Student4</text:p>
          </table:table-cell>
          <table:table-cell table:style-name="ce73" table:formula="of:=SUMIF([$Data.$G$10:.$G$1002];[.$A61];[$Data.H$10:.H$1002])" office:value-type="float" office:value="0" calcext:value-type="float">
            <text:p>0</text:p>
          </table:table-cell>
          <table:table-cell table:style-name="ce73" table:formula="of:=SUMIF([$Data.$G$10:.$G$1002];[.$A61];[$Data.I$10:.I$1002])" office:value-type="float" office:value="0" calcext:value-type="float">
            <text:p>0</text:p>
          </table:table-cell>
          <table:table-cell table:style-name="ce73" table:formula="of:=SUMIF([$Data.$G$10:.$G$1002];[.$A61];[$Data.J$10:.J$1002])" office:value-type="float" office:value="0" calcext:value-type="float">
            <text:p>0</text:p>
          </table:table-cell>
          <table:table-cell table:style-name="ce73" table:formula="of:=SUMIF([$Data.$G$10:.$G$1002];[.$A61];[$Data.K$10:.K$1002])" office:value-type="float" office:value="0" calcext:value-type="float">
            <text:p>0</text:p>
          </table:table-cell>
          <table:table-cell table:style-name="ce73" table:formula="of:=SUMIF([$Data.$G$10:.$G$1002];[.$A61];[$Data.L$10:.L$1002])" office:value-type="float" office:value="0" calcext:value-type="float">
            <text:p>0</text:p>
          </table:table-cell>
          <table:table-cell table:style-name="ce73" table:formula="of:=SUMIF([$Data.$G$10:.$G$1002];[.$A61];[$Data.M$10:.M$1002])" office:value-type="float" office:value="0" calcext:value-type="float">
            <text:p>0</text:p>
          </table:table-cell>
          <table:table-cell table:style-name="ce73" table:formula="of:=SUMIF([$Data.$G$10:.$G$1002];[.$A61];[$Data.N$10:.N$1002])" office:value-type="float" office:value="0" calcext:value-type="float">
            <text:p>0</text:p>
          </table:table-cell>
          <table:table-cell table:style-name="ce73" table:formula="of:=SUMIF([$Data.$G$10:.$G$1002];[.$A61];[$Data.O$10:.O$1002])" office:value-type="float" office:value="0" calcext:value-type="float">
            <text:p>0</text:p>
          </table:table-cell>
          <table:table-cell table:style-name="ce73" table:formula="of:=SUMIF([$Data.$G$10:.$G$1002];[.$A61];[$Data.P$10:.P$1002])" office:value-type="float" office:value="0" calcext:value-type="float">
            <text:p>0</text:p>
          </table:table-cell>
          <table:table-cell table:style-name="ce73" table:formula="of:=SUMIF([$Data.$G$10:.$G$1002];[.$A61];[$Data.Q$10:.Q$1002])" office:value-type="float" office:value="0" calcext:value-type="float">
            <text:p>0</text:p>
          </table:table-cell>
          <table:table-cell table:style-name="ce73" table:formula="of:=SUMIF([$Data.$G$10:.$G$1002];[.$A61];[$Data.R$10:.R$1002])" office:value-type="float" office:value="0" calcext:value-type="float">
            <text:p>0</text:p>
          </table:table-cell>
          <table:table-cell table:style-name="ce73" table:formula="of:=SUMIF([$Data.$G$10:.$G$1002];[.$A61];[$Data.S$10:.S$1002])" office:value-type="float" office:value="0" calcext:value-type="float">
            <text:p>0</text:p>
          </table:table-cell>
          <table:table-cell table:style-name="ce73" table:formula="of:=SUMIF([$Data.$G$10:.$G$1002];[.$A61];[$Data.T$10:.T$1002])" office:value-type="float" office:value="0" calcext:value-type="float">
            <text:p>0</text:p>
          </table:table-cell>
          <table:table-cell table:style-name="ce73" table:formula="of:=SUMIF([$Data.$G$10:.$G$1002];[.$A61];[$Data.U$10:.U$1002])" office:value-type="float" office:value="0" calcext:value-type="float">
            <text:p>0</text:p>
          </table:table-cell>
          <table:table-cell table:style-name="ce73" table:formula="of:=SUMIF([$Data.$G$10:.$G$1002];[.$A61];[$Data.V$10:.V$1002])" office:value-type="float" office:value="0" calcext:value-type="float">
            <text:p>0</text:p>
          </table:table-cell>
          <table:table-cell table:style-name="ce73" table:formula="of:=SUMIF([$Data.$G$10:.$G$1002];[.$A61];[$Data.W$10:.W$1002])" office:value-type="float" office:value="0" calcext:value-type="float">
            <text:p>0</text:p>
          </table:table-cell>
          <table:table-cell table:style-name="ce73" table:formula="of:=SUMIF([$Data.$G$10:.$G$1002];[.$A61];[$Data.X$10:.X$1002])" office:value-type="float" office:value="0" calcext:value-type="float">
            <text:p>0</text:p>
          </table:table-cell>
          <table:table-cell table:style-name="ce73" table:formula="of:=SUMIF([$Data.$G$10:.$G$1002];[.$A61];[$Data.Y$10:.Y$1002])" office:value-type="float" office:value="0" calcext:value-type="float">
            <text:p>0</text:p>
          </table:table-cell>
          <table:table-cell table:style-name="ce73" table:formula="of:=SUMIF([$Data.$G$10:.$G$1002];[.$A61];[$Data.Z$10:.Z$1002])" office:value-type="float" office:value="0" calcext:value-type="float">
            <text:p>0</text:p>
          </table:table-cell>
          <table:table-cell table:style-name="ce73" table:formula="of:=SUMIF([$Data.$G$10:.$G$1002];[.$A61];[$Data.AA$10:.AA$1002])" office:value-type="float" office:value="0" calcext:value-type="float">
            <text:p>0</text:p>
          </table:table-cell>
          <table:table-cell table:style-name="ce73" table:formula="of:=SUMIF([$Data.$G$10:.$G$1002];[.$A61];[$Data.AB$10:.AB$1002])" office:value-type="float" office:value="0" calcext:value-type="float">
            <text:p>0</text:p>
          </table:table-cell>
          <table:table-cell table:style-name="ce73" table:formula="of:=SUMIF([$Data.$G$10:.$G$1002];[.$A61];[$Data.AC$10:.AC$1002])" office:value-type="float" office:value="0" calcext:value-type="float">
            <text:p>0</text:p>
          </table:table-cell>
          <table:table-cell table:style-name="ce73" table:formula="of:=SUMIF([$Data.$G$10:.$G$1002];[.$A61];[$Data.AD$10:.AD$1002])" office:value-type="float" office:value="0" calcext:value-type="float">
            <text:p>0</text:p>
          </table:table-cell>
          <table:table-cell table:style-name="ce73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9" table:formula="of:=[$Config.C18]" office:value-type="float" office:value="0" calcext:value-type="float">
            <text:p>0</text:p>
          </table:table-cell>
          <table:table-cell table:style-name="ce73" table:formula="of:=SUMIF([$Data.$G$10:.$G$1002];[.$A62];[$Data.H$10:.H$1002])" office:value-type="float" office:value="0" calcext:value-type="float">
            <text:p>0</text:p>
          </table:table-cell>
          <table:table-cell table:style-name="ce73" table:formula="of:=SUMIF([$Data.$G$10:.$G$1002];[.$A62];[$Data.I$10:.I$1002])" office:value-type="float" office:value="0" calcext:value-type="float">
            <text:p>0</text:p>
          </table:table-cell>
          <table:table-cell table:style-name="ce73" table:formula="of:=SUMIF([$Data.$G$10:.$G$1002];[.$A62];[$Data.J$10:.J$1002])" office:value-type="float" office:value="0" calcext:value-type="float">
            <text:p>0</text:p>
          </table:table-cell>
          <table:table-cell table:style-name="ce73" table:formula="of:=SUMIF([$Data.$G$10:.$G$1002];[.$A62];[$Data.K$10:.K$1002])" office:value-type="float" office:value="0" calcext:value-type="float">
            <text:p>0</text:p>
          </table:table-cell>
          <table:table-cell table:style-name="ce73" table:formula="of:=SUMIF([$Data.$G$10:.$G$1002];[.$A62];[$Data.L$10:.L$1002])" office:value-type="float" office:value="0" calcext:value-type="float">
            <text:p>0</text:p>
          </table:table-cell>
          <table:table-cell table:style-name="ce73" table:formula="of:=SUMIF([$Data.$G$10:.$G$1002];[.$A62];[$Data.M$10:.M$1002])" office:value-type="float" office:value="0" calcext:value-type="float">
            <text:p>0</text:p>
          </table:table-cell>
          <table:table-cell table:style-name="ce73" table:formula="of:=SUMIF([$Data.$G$10:.$G$1002];[.$A62];[$Data.N$10:.N$1002])" office:value-type="float" office:value="0" calcext:value-type="float">
            <text:p>0</text:p>
          </table:table-cell>
          <table:table-cell table:style-name="ce73" table:formula="of:=SUMIF([$Data.$G$10:.$G$1002];[.$A62];[$Data.O$10:.O$1002])" office:value-type="float" office:value="0" calcext:value-type="float">
            <text:p>0</text:p>
          </table:table-cell>
          <table:table-cell table:style-name="ce73" table:formula="of:=SUMIF([$Data.$G$10:.$G$1002];[.$A62];[$Data.P$10:.P$1002])" office:value-type="float" office:value="0" calcext:value-type="float">
            <text:p>0</text:p>
          </table:table-cell>
          <table:table-cell table:style-name="ce73" table:formula="of:=SUMIF([$Data.$G$10:.$G$1002];[.$A62];[$Data.Q$10:.Q$1002])" office:value-type="float" office:value="0" calcext:value-type="float">
            <text:p>0</text:p>
          </table:table-cell>
          <table:table-cell table:style-name="ce73" table:formula="of:=SUMIF([$Data.$G$10:.$G$1002];[.$A62];[$Data.R$10:.R$1002])" office:value-type="float" office:value="0" calcext:value-type="float">
            <text:p>0</text:p>
          </table:table-cell>
          <table:table-cell table:style-name="ce73" table:formula="of:=SUMIF([$Data.$G$10:.$G$1002];[.$A62];[$Data.S$10:.S$1002])" office:value-type="float" office:value="0" calcext:value-type="float">
            <text:p>0</text:p>
          </table:table-cell>
          <table:table-cell table:style-name="ce73" table:formula="of:=SUMIF([$Data.$G$10:.$G$1002];[.$A62];[$Data.T$10:.T$1002])" office:value-type="float" office:value="0" calcext:value-type="float">
            <text:p>0</text:p>
          </table:table-cell>
          <table:table-cell table:style-name="ce73" table:formula="of:=SUMIF([$Data.$G$10:.$G$1002];[.$A62];[$Data.U$10:.U$1002])" office:value-type="float" office:value="0" calcext:value-type="float">
            <text:p>0</text:p>
          </table:table-cell>
          <table:table-cell table:style-name="ce73" table:formula="of:=SUMIF([$Data.$G$10:.$G$1002];[.$A62];[$Data.V$10:.V$1002])" office:value-type="float" office:value="0" calcext:value-type="float">
            <text:p>0</text:p>
          </table:table-cell>
          <table:table-cell table:style-name="ce73" table:formula="of:=SUMIF([$Data.$G$10:.$G$1002];[.$A62];[$Data.W$10:.W$1002])" office:value-type="float" office:value="0" calcext:value-type="float">
            <text:p>0</text:p>
          </table:table-cell>
          <table:table-cell table:style-name="ce73" table:formula="of:=SUMIF([$Data.$G$10:.$G$1002];[.$A62];[$Data.X$10:.X$1002])" office:value-type="float" office:value="0" calcext:value-type="float">
            <text:p>0</text:p>
          </table:table-cell>
          <table:table-cell table:style-name="ce73" table:formula="of:=SUMIF([$Data.$G$10:.$G$1002];[.$A62];[$Data.Y$10:.Y$1002])" office:value-type="float" office:value="0" calcext:value-type="float">
            <text:p>0</text:p>
          </table:table-cell>
          <table:table-cell table:style-name="ce73" table:formula="of:=SUMIF([$Data.$G$10:.$G$1002];[.$A62];[$Data.Z$10:.Z$1002])" office:value-type="float" office:value="0" calcext:value-type="float">
            <text:p>0</text:p>
          </table:table-cell>
          <table:table-cell table:style-name="ce73" table:formula="of:=SUMIF([$Data.$G$10:.$G$1002];[.$A62];[$Data.AA$10:.AA$1002])" office:value-type="float" office:value="0" calcext:value-type="float">
            <text:p>0</text:p>
          </table:table-cell>
          <table:table-cell table:style-name="ce73" table:formula="of:=SUMIF([$Data.$G$10:.$G$1002];[.$A62];[$Data.AB$10:.AB$1002])" office:value-type="float" office:value="0" calcext:value-type="float">
            <text:p>0</text:p>
          </table:table-cell>
          <table:table-cell table:style-name="ce73" table:formula="of:=SUMIF([$Data.$G$10:.$G$1002];[.$A62];[$Data.AC$10:.AC$1002])" office:value-type="float" office:value="0" calcext:value-type="float">
            <text:p>0</text:p>
          </table:table-cell>
          <table:table-cell table:style-name="ce73" table:formula="of:=SUMIF([$Data.$G$10:.$G$1002];[.$A62];[$Data.AD$10:.AD$1002])" office:value-type="float" office:value="0" calcext:value-type="float">
            <text:p>0</text:p>
          </table:table-cell>
          <table:table-cell table:style-name="ce73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4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44P2" style:volatile="true">
      <number:fill-character> </number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8P2" style:volatile="true">
      <number:fill-character> </number:fill-character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date-style style:name="N168P0" style:volatile="true">
      <number:day/>
      <number:text>-</number:text>
      <number:month number:textual="true"/>
    </number:date-style>
    <number:text-style style:name="N168">
      <number:text-content/>
      <style:map style:condition="value()&gt;=0" style:apply-style-name="N168P0"/>
    </number:text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00:00:04.007043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4-03-28T01:30:34.657027934</dc:date>
    <meta:print-date>2008-03-02T13:03:16</meta:print-date>
    <meta:generator>LibreOffice/4.1.3.2$Linux_X86_64 LibreOffice_project/410m0$Build-2</meta:generator>
    <meta:editing-duration>P0D</meta:editing-duration>
    <meta:editing-cycles>1</meta:editing-cycles>
    <meta:document-statistic meta:table-count="4" meta:cell-count="3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include-hidden-cells="false" chart:treat-empty-cells="use-zero" chart:series-source="rows"/>
    </style:style>
    <style:style style:name="ch6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969696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75cm" svg:y="0.24cm" chart:style-name="ch2">
          <text:p>Effot Graphic</text:p>
        </chart:title>
        <chart:subtitle svg:x="9.504cm" svg:y="1.003cm" chart:style-name="ch3">
          <text:p>sub-title</text:p>
        </chart:subtitle>
        <chart:legend svg:x="16.162cm" svg:y="0.61cm" style:legend-expansion="custom" chartooo:width="3.457cm" chartooo:height="0.564cm" style:legend-expansion-aspect-ratio="6.12943262411348" chart:style-name="ch4"/>
        <chart:plot-area chart:style-name="ch5" table:cell-range-address="Data.H5:Data.AE5 Data.H7:Data.AE7" chart:data-source-has-labels="row" svg:x="1.462cm" svg:y="1.27cm" svg:width="18.626cm" svg:height="5.574cm">
          <chartooo:coordinate-region svg:x="2.24cm" svg:y="1.51cm" svg:width="17.726cm" svg:height="3.718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427cm" svg:y="1.08cm" chart:style-name="ch8">
              <text:p>Remaining working hours</text:p>
            </chart:title>
            <chart:grid chart:style-name="ch9" chart:class="major"/>
          </chart:axis>
          <chart:series chart:style-name="ch10" chart:values-cell-range-address="Data.H7:Data.AE7" chart:class="chart:area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3">
                <text:p>41720</text:p>
                <draw:g>
                  <svg:desc>Data.H5:Data.AE5</svg:desc>
                </draw:g>
              </table:table-cell>
              <table:table-cell office:value-type="float" office:value="41724">
                <text:p>41720</text:p>
              </table:table-cell>
              <table:table-cell office:value-type="float" office:value="41725">
                <text:p>41730</text:p>
              </table:table-cell>
              <table:table-cell office:value-type="float" office:value="41726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Data.H7:Data.AE7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02cm" svg:y="0.238cm" chart:style-name="ch2">
          <text:p>Tasks Graphic</text:p>
        </chart:title>
        <chart:subtitle svg:x="9.503cm" svg:y="1.003cm" chart:style-name="ch3">
          <text:p>sub-title</text:p>
        </chart:subtitle>
        <chart:legend svg:x="16.033cm" svg:y="0.531cm" style:legend-expansion="custom" chartooo:width="3.774cm" chartooo:height="0.564cm" style:legend-expansion-aspect-ratio="6.69148936170213" chart:style-name="ch4"/>
        <chart:plot-area chart:style-name="ch5" table:cell-range-address="Data.H5:Data.AE6" chart:data-source-has-labels="row" svg:x="1.386cm" svg:y="1.157cm" svg:width="18.721cm" svg:height="5.561cm">
          <chartooo:coordinate-region svg:x="2.164cm" svg:y="1.396cm" svg:width="17.821cm" svg:height="3.706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2cm" svg:y="1.716cm" chart:style-name="ch8">
              <text:p>Remaining Taks   </text:p>
            </chart:title>
            <chart:grid chart:class="major"/>
          </chart:axis>
          <chart:series chart:style-name="ch9" chart:values-cell-range-address="Data.H6:Data.AE6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3">
                <text:p>41720</text:p>
                <draw:g>
                  <svg:desc>Data.H5:Data.AE5</svg:desc>
                </draw:g>
              </table:table-cell>
              <table:table-cell office:value-type="float" office:value="41724">
                <text:p>41720</text:p>
              </table:table-cell>
              <table:table-cell office:value-type="float" office:value="41725">
                <text:p>41730</text:p>
              </table:table-cell>
              <table:table-cell office:value-type="float" office:value="41726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7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7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c0c0c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03cm" svg:y="0.24cm" chart:style-name="ch2">
          <text:p>Members Graphic</text:p>
        </chart:title>
        <chart:subtitle svg:x="9.552cm" svg:y="1.003cm" chart:style-name="ch3">
          <text:p>sub-title</text:p>
        </chart:subtitle>
        <chart:legend svg:x="0.554cm" svg:y="0.418cm" style:legend-expansion="custom" chartooo:width="2.01cm" chartooo:height="6.032cm" style:legend-expansion-aspect-ratio="0.333222811671087" chart:style-name="ch4"/>
        <chart:plot-area chart:style-name="ch5" table:cell-range-address="Graphs.A57:Graphs.Y62" chart:data-source-has-labels="both" svg:x="3.831cm" svg:y="1.15cm" svg:width="16.508cm" svg:height="5.457cm">
          <chartooo:coordinate-region svg:x="4.328cm" svg:y="1.323cm" svg:width="16.011cm" svg:height="4.136cm"/>
          <chart:axis chart:dimension="x" chart:name="primary-x" chart:style-name="ch6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7">
            <chart:title svg:x="3.001cm" svg:y="0.66cm" chart:style-name="ch8">
              <text:p>Remaining Working Hours</text:p>
            </chart:title>
            <chart:grid chart:class="major"/>
          </chart:axis>
          <chart:series chart:style-name="ch9" chart:values-cell-range-address="Graphs.B58:Graphs.Y58" chart:label-cell-address="Graphs.A58:Graphs.A58" chart:class="chart:line">
            <chart:data-point chart:repeated="24"/>
          </chart:series>
          <chart:series chart:style-name="ch10" chart:values-cell-range-address="Graphs.B59:Graphs.Y59" chart:label-cell-address="Graphs.A59:Graphs.A59" chart:class="chart:line">
            <chart:data-point chart:repeated="24"/>
          </chart:series>
          <chart:series chart:style-name="ch11" chart:values-cell-range-address="Graphs.B60:Graphs.Y60" chart:label-cell-address="Graphs.A60:Graphs.A60" chart:class="chart:line">
            <chart:data-point chart:repeated="24"/>
          </chart:series>
          <chart:series chart:style-name="ch12" chart:values-cell-range-address="Graphs.B61:Graphs.Y61" chart:label-cell-address="Graphs.A61:Graphs.A61" chart:class="chart:line">
            <chart:data-point chart:repeated="24"/>
          </chart:series>
          <chart:series chart:style-name="ch13" chart:values-cell-range-address="Graphs.B62:Graphs.Y62" chart:label-cell-address="Graphs.A62:Graphs.A62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3">
                <text:p>41720</text:p>
                <draw:g>
                  <svg:desc>Graphs.B57:Graphs.Y57</svg:desc>
                </draw:g>
              </table:table-cell>
              <table:table-cell office:value-type="float" office:value="41724">
                <text:p>41720</text:p>
              </table:table-cell>
              <table:table-cell office:value-type="float" office:value="41725">
                <text:p>41730</text:p>
              </table:table-cell>
              <table:table-cell office:value-type="float" office:value="41726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Student1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ent2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ent3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ent4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